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5.752cm"/>
    </style:style>
    <style:style style:name="co3" style:family="table-column">
      <style:table-column-properties fo:break-before="auto" style:column-width="5.858cm"/>
    </style:style>
    <style:style style:name="co4" style:family="table-column">
      <style:table-column-properties fo:break-before="auto" style:column-width="9.16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67cm"/>
    </style:style>
    <style:style style:name="co7" style:family="table-column">
      <style:table-column-properties fo:break-before="auto" style:column-width="5.823cm"/>
    </style:style>
    <style:style style:name="co8" style:family="table-column">
      <style:table-column-properties fo:break-before="auto" style:column-width="4.62cm"/>
    </style:style>
    <style:style style:name="co9" style:family="table-column">
      <style:table-column-properties fo:break-before="auto" style:column-width="5.964cm"/>
    </style:style>
    <style:style style:name="co10" style:family="table-column">
      <style:table-column-properties fo:break-before="auto" style:column-width="6.477cm"/>
    </style:style>
    <style:style style:name="co11" style:family="table-column">
      <style:table-column-properties fo:break-before="auto" style:column-width="7.779cm"/>
    </style:style>
    <style:style style:name="co12" style:family="table-column">
      <style:table-column-properties fo:break-before="auto" style:column-width="7.211cm"/>
    </style:style>
    <style:style style:name="co13" style:family="table-column">
      <style:table-column-properties fo:break-before="auto" style:column-width="3.205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5.96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size="11pt" style:font-size-asian="11pt" style:font-size-complex="11pt"/>
    </style:style>
    <style:style style:name="ce4" style:family="table-cell" style:parent-style-name="Default">
      <style:table-cell-properties fo:wrap-option="no-wrap"/>
      <style:text-properties fo:color="#000000"/>
    </style:style>
    <style:style style:name="ce5" style:family="table-cell" style:parent-style-name="Default">
      <style:table-cell-properties fo:wrap-option="no-wrap"/>
      <style:text-properties fo:color="#000000" fo:font-size="13pt" style:font-size-asian="13pt" style:font-size-complex="13pt"/>
    </style:style>
    <style:style style:name="ce14" style:family="table-cell" style:parent-style-name="Default">
      <style:table-cell-properties fo:background-color="transparent"/>
      <style:text-properties fo:color="#c9211e"/>
    </style:style>
    <style:style style:name="ce15" style:family="table-cell" style:parent-style-name="Default">
      <style:text-properties style:use-window-font-color="true"/>
    </style:style>
    <style:style style:name="ce7" style:family="table-cell" style:parent-style-name="Default">
      <style:text-properties fo:color="#127622"/>
    </style:style>
    <style:style style:name="ce20" style:family="table-cell" style:parent-style-name="Default">
      <style:table-cell-properties fo:background-color="#e0c2cd"/>
      <style:text-properties fo:color="#127622"/>
    </style:style>
    <style:style style:name="ce16" style:family="table-cell" style:parent-style-name="Default">
      <style:table-cell-properties fo:background-color="transparent"/>
      <style:text-properties fo:color="#127622"/>
    </style:style>
    <style:style style:name="ce1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l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ce7"/>
        <table:table-row table:style-name="ro1">
          <table:table-cell table:style-name="ce1" office:value-type="string" calcext:value-type="string" table:number-columns-spanned="6" table:number-rows-spanned="1">
            <text:p>Bacia do Rio São Francisco</text:p>
          </table:table-cell>
          <table:covered-table-cell table:number-columns-repeated="5" table:style-name="ce4"/>
        </table:table-row>
        <table:table-row table:style-name="ro2">
          <table:table-cell table:style-name="ce2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5"/>
          <table:table-cell table:style-name="ce2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5"/>
        </table:table-row>
        <table:table-row table:style-name="ro3"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</table:table-row>
        <table:table-row table:style-name="ro4">
          <table:table-cell/>
          <table:table-cell table:style-name="ce14"/>
          <table:table-cell table:style-name="ce15"/>
          <table:table-cell/>
          <table:table-cell table:style-name="ce7" office:value-type="string" calcext:value-type="string">
            <text:p>codigo: 40100001</text:p>
            <text:p>nome: UHE TRÊS MARIAS PORTO DAS ANDORINHAS</text:p>
            <text:p>operadoraS: TRÊS MARIAS</text:p>
            <text:p>areaDrenag: 13838.2</text:p>
            <text:p>tipoEstaca: FLU</text:p>
            <text:p>telemetric: True</text:p>
            <text:p>nmMunicipi: ABAETÉ</text:p>
            <text:p>nmEstado: MINAS GERAIS</text:p>
            <text:p>ini_monito: 2012.0</text:p>
            <text:p>fim_monito: 2012.0</text:p>
            <text:p>n_anos: 1.0</text:p>
            <text:p>disp: 41.39</text:p>
            <text:p>lat: -19.2814</text:p>
            <text:p>lon: -45.2953</text:p>
            <text:p/>
          </table:table-cell>
          <table:table-cell office:value-type="string" calcext:value-type="string">
            <text:p>codigo: 1945043</text:p>
            <text:p>nome: QUARTEL GERAL</text:p>
            <text:p>operadoraS: CEMIG</text:p>
            <text:p>areaDrenag: NULL</text:p>
            <text:p>tipoEstaca: PLU-FLU</text:p>
            <text:p>telemetric: True</text:p>
            <text:p>nmMunicipi: QUARTEL GERAL</text:p>
            <text:p>nmEstado: MINAS GERAIS</text:p>
            <text:p>ini_monito: 2013.0</text:p>
            <text:p>fim_monito: 2014.0</text:p>
            <text:p>n_anos: 0.0</text:p>
            <text:p>disp: 12.5</text:p>
            <text:p>lat: -19.2881</text:p>
            <text:p>lon: -45.5708</text:p>
            <text:p/>
          </table:table-cell>
        </table:table-row>
        <table:table-row table:style-name="ro4">
          <table:table-cell table:number-columns-repeated="4"/>
          <table:table-cell table:style-name="ce20" office:value-type="string" calcext:value-type="string">
            <text:p>codigo: 40100000</text:p>
            <text:p>nome: PORTO DAS ANDORINHAS</text:p>
            <text:p>operadoraS: CPRM</text:p>
            <text:p>areaDrenag: 14000.0</text:p>
            <text:p>tipoEstaca: FLU</text:p>
            <text:p>telemetric: True</text:p>
            <text:p>nmMunicipi: ABAETÉ</text:p>
            <text:p>nmEstado: MINAS GERAIS</text:p>
            <text:p>ini_monito: 2018.0</text:p>
            <text:p>fim_monito: 2020.0</text:p>
            <text:p>n_anos: 3.0</text:p>
            <text:p>disp: 66.08</text:p>
            <text:p>lat: -19.2814</text:p>
            <text:p>lon: -45.275099999999995</text:p>
            <text:p/>
          </table:table-cell>
          <table:table-cell office:value-type="string" calcext:value-type="string">
            <text:p>codigo: 1945038</text:p>
            <text:p>nome: PORTO DAS ANDORINHAS</text:p>
            <text:p>operadoraS: CPRM</text:p>
            <text:p>areaDrenag: NULL</text:p>
            <text:p>tipoEstaca: PLU-FLU</text:p>
            <text:p>telemetric: True</text:p>
            <text:p>nmMunicipi: ABAETÉ</text:p>
            <text:p>nmEstado: MINAS GERAIS</text:p>
            <text:p>ini_monito: 1983.0</text:p>
            <text:p>fim_monito: 2018.0</text:p>
            <text:p>n_anos: 36.0</text:p>
            <text:p>disp: 98.27</text:p>
            <text:p>lat: -19.2786</text:p>
            <text:p>lon: -45.2858</text:p>
            <text:p/>
          </table:table-cell>
        </table:table-row>
        <table:table-row table:style-name="ro4">
          <table:table-cell table:number-columns-repeated="5"/>
          <table:table-cell office:value-type="string" calcext:value-type="string">
            <text:p>codigo: 1945043</text:p>
            <text:p>nome: QUARTEL GERAL</text:p>
            <text:p>operadoraS: CEMIG</text:p>
            <text:p>areaDrenag: NULL</text:p>
            <text:p>tipoEstaca: PLU-FLU</text:p>
            <text:p>telemetric: True</text:p>
            <text:p>nmMunicipi: QUARTEL GERAL</text:p>
            <text:p>nmEstado: MINAS GERAIS</text:p>
            <text:p>ini_monito: 2013.0</text:p>
            <text:p>fim_monito: 2014.0</text:p>
            <text:p>n_anos: 0.0</text:p>
            <text:p>disp: 12.5</text:p>
            <text:p>lat: -19.2881</text:p>
            <text:p>lon: -45.5708</text:p>
            <text:p/>
          </table:table-cell>
        </table:table-row>
        <table:table-row table:style-name="ro4">
          <table:table-cell table:number-columns-repeated="5"/>
          <table:table-cell office:value-type="string" calcext:value-type="string">
            <text:p>codigo: 1945019</text:p>
            <text:p>nome: DORES DO INDÁIA (CVSF)</text:p>
            <text:p>operadoraS: CPRM</text:p>
            <text:p>areaDrenag: NULL</text:p>
            <text:p>tipoEstaca: PLU-FLU</text:p>
            <text:p>telemetric: True</text:p>
            <text:p>nmMunicipi: DORES DO INDÁIA</text:p>
            <text:p>nmEstado: MINAS GERAIS</text:p>
            <text:p>ini_monito: 1959.0</text:p>
            <text:p>fim_monito: 2018.0</text:p>
            <text:p>n_anos: 57.0</text:p>
            <text:p>disp: 95.36</text:p>
            <text:p>lat: -19.4686</text:p>
            <text:p>lon: -45.6017</text:p>
            <text:p/>
          </table:table-cell>
        </table:table-row>
      </table:table>
      <table:table table:name="médio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ce17"/>
        <table:table-column table:style-name="co9" table:number-columns-repeated="2" table:default-cell-style-name="ce7"/>
        <table:table-row table:style-name="ro1">
          <table:table-cell table:style-name="ce1" office:value-type="string" calcext:value-type="string" table:number-columns-spanned="6" table:number-rows-spanned="1">
            <text:p>Bacia do Rio São Francisco</text:p>
          </table:table-cell>
          <table:covered-table-cell table:number-columns-repeated="5" table:style-name="ce4"/>
        </table:table-row>
        <table:table-row table:style-name="ro2">
          <table:table-cell table:style-name="ce2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5"/>
          <table:table-cell table:style-name="ce2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5"/>
        </table:table-row>
        <table:table-row table:style-name="ro3"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</table:table-row>
        <table:table-row table:style-name="ro4">
          <table:table-cell table:number-columns-repeated="2"/>
          <table:table-cell table:style-name="ce7" office:value-type="string" calcext:value-type="string">
            <text:p>codigo: 1645013</text:p>
            <text:p>nome: FAZENDA ÁGUA BRANCA</text:p>
            <text:p>operadoraS: CPRM</text:p>
            <text:p>areaDrenag: NULL</text:p>
            <text:p>tipoEstaca: PLU-FLU</text:p>
            <text:p>telemetric: False</text:p>
            <text:p>nmMunicipi: BURITIZEIRO</text:p>
            <text:p>nmEstado: MINAS GERAIS</text:p>
            <text:p>ini_monito: 1975.0</text:p>
            <text:p>fim_monito: 2019.0</text:p>
            <text:p>n_anos: 45.0</text:p>
            <text:p>disp: 96.93</text:p>
            <text:p>lat: -16.8072</text:p>
            <text:p>lon: -45.0303</text:p>
            <text:p/>
          </table:table-cell>
          <table:table-cell table:style-name="ce16"/>
          <table:table-cell table:style-name="ce20" office:value-type="string" calcext:value-type="string">
            <text:p>codigo: 42210000</text:p>
            <text:p>nome: CACHOEIRA DA MANTEIGA</text:p>
            <text:p>operadoraS: CPRM</text:p>
            <text:p>areaDrenag: 107000.0</text:p>
            <text:p>tipoEstaca: FLU</text:p>
            <text:p>telemetric: True</text:p>
            <text:p>nmMunicipi: BURITIZEIRO</text:p>
            <text:p>nmEstado: MINAS GERAIS</text:p>
            <text:p>ini_monito: 1959.0</text:p>
            <text:p>fim_monito: 2019.0</text:p>
            <text:p>n_anos: 61.0</text:p>
            <text:p>disp: 99.2</text:p>
            <text:p>lat: -16.6572</text:p>
            <text:p>lon: -45.0808</text:p>
            <text:p/>
          </table:table-cell>
          <table:table-cell office:value-type="string" calcext:value-type="string">
            <text:p>codigo: 1645009</text:p>
            <text:p>nome: CACHOEIRA DA MANTEIGA</text:p>
            <text:p>operadoraS: CPRM</text:p>
            <text:p>areaDrenag: NULL</text:p>
            <text:p>tipoEstaca: PLU-FLU</text:p>
            <text:p>telemetric: True</text:p>
            <text:p>nmMunicipi: BURITIZEIRO</text:p>
            <text:p>nmEstado: MINAS GERAIS</text:p>
            <text:p>ini_monito: 1962.0</text:p>
            <text:p>fim_monito: 2019.0</text:p>
            <text:p>n_anos: 47.0</text:p>
            <text:p>disp: 83.92</text:p>
            <text:p>lat: -16.6569</text:p>
            <text:p>lon: -45.0808</text:p>
            <text:p/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number-columns-repeated="5"/>
          <table:table-cell table:style-name="Default"/>
        </table:table-row>
        <table:table-row table:style-name="ro5">
          <table:table-cell table:number-columns-repeated="5"/>
          <table:table-cell table:style-name="Default"/>
        </table:table-row>
      </table:table>
      <table:table table:name="baixo" table:style-name="ta1">
        <table:table-column table:style-name="co1" table:default-cell-style-name="Default"/>
        <table:table-column table:style-name="co10" table:default-cell-style-name="ce4"/>
        <table:table-column table:style-name="co11" table:default-cell-style-name="ce7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acia do Rio São Francisco</text:p>
          </table:table-cell>
          <table:covered-table-cell/>
          <table:covered-table-cell table:number-columns-repeated="4" table:style-name="ce4"/>
        </table:table-row>
        <table:table-row table:style-name="ro2">
          <table:table-cell table:style-name="ce2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5"/>
          <table:table-cell table:style-name="ce2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5"/>
        </table:table-row>
        <table:table-row table:style-name="ro3"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</table:table-row>
        <table:table-row table:style-name="ro4">
          <table:table-cell/>
          <table:table-cell table:style-name="ce20" office:value-type="string" calcext:value-type="string">
            <text:p>codigo: 44290002</text:p>
            <text:p>nome: PEDRAS DE MARIA DA CRUZ</text:p>
            <text:p>operadoraS: CPRM</text:p>
            <text:p>areaDrenag: 194000.0</text:p>
            <text:p>tipoEstaca: FLU</text:p>
            <text:p>telemetric: False</text:p>
            <text:p>nmMunicipi: PEDRAS DE MARIA DA</text:p>
            <text:p>nmEstado: MINAS GERAIS</text:p>
            <text:p>ini_monito: 1973.0</text:p>
            <text:p>fim_monito: 2019.0</text:p>
            <text:p>n_anos: 47.0</text:p>
            <text:p>disp: 98.48</text:p>
            <text:p>lat: -15.6011</text:p>
            <text:p>lon: -44.3967</text:p>
            <text:p/>
          </table:table-cell>
          <table:table-cell office:value-type="string" calcext:value-type="string">
            <text:p>codigo: 1544017</text:p>
            <text:p>nome: PEDRAS DE MARIA DA CRUZ</text:p>
            <text:p>operadoraS: CPRM</text:p>
            <text:p>areaDrenag: NULL</text:p>
            <text:p>tipoEstaca: PLU-FLU</text:p>
            <text:p>telemetric: False</text:p>
            <text:p>nmMunicipi: JANUÁRIA</text:p>
            <text:p>nmEstado: MINAS GERAIS</text:p>
            <text:p>ini_monito: 1973.0</text:p>
            <text:p>fim_monito: 2019.0</text:p>
            <text:p>n_anos: 43.0</text:p>
            <text:p>disp: 91.47</text:p>
            <text:p>lat: -15.5978</text:p>
            <text:p>lon: -44.3903</text:p>
            <text:p/>
          </table:table-cell>
          <table:table-cell/>
          <table:table-cell table:style-name="ce7" office:value-type="string" calcext:value-type="string">
            <text:p>codigo: 44252000</text:p>
            <text:p>nome: USINA DO PANDEIROS JUSANTE</text:p>
            <text:p>operadoraS: IGAM-MG</text:p>
            <text:p>areaDrenag: NULL</text:p>
            <text:p>tipoEstaca: FLU</text:p>
            <text:p>telemetric: True</text:p>
            <text:p>nmMunicipi: JANUÁRIA</text:p>
            <text:p>nmEstado: MINAS GERAIS</text:p>
            <text:p>ini_monito: 2020.0</text:p>
            <text:p>fim_monito: 2020.0</text:p>
            <text:p>n_anos: 1.0</text:p>
            <text:p>disp: 45.24</text:p>
            <text:p>lat: -15.5136</text:p>
            <text:p>lon: -44.753699999999995</text:p>
            <text:p/>
          </table:table-cell>
          <table:table-cell/>
        </table:table-row>
        <table:table-row table:style-name="ro4">
          <table:table-cell/>
          <table:table-cell table:style-name="ce7" office:value-type="string" calcext:value-type="string">
            <text:p>codigo: 44250000</text:p>
            <text:p>nome: USINA DO PANDEIROS MONTANTE</text:p>
            <text:p>operadoraS: CPRM</text:p>
            <text:p>areaDrenag: 3230.0</text:p>
            <text:p>tipoEstaca: FLU</text:p>
            <text:p>telemetric: False</text:p>
            <text:p>nmMunicipi: JANUÁRIA</text:p>
            <text:p>nmEstado: MINAS GERAIS</text:p>
            <text:p>ini_monito: 1974.0</text:p>
            <text:p>fim_monito: 2019.0</text:p>
            <text:p>n_anos: 46.0</text:p>
            <text:p>disp: 97.22</text:p>
            <text:p>lat: -15.4831</text:p>
            <text:p>lon: -44.7681</text:p>
            <text:p/>
          </table:table-cell>
          <table:table-cell office:value-type="string" calcext:value-type="string">
            <text:p>codigo: 1544032</text:p>
            <text:p>nome: USINA DO PANDEIROS - MONTANTE</text:p>
            <text:p>operadoraS: CPRM</text:p>
            <text:p>areaDrenag: NULL</text:p>
            <text:p>tipoEstaca: PLU-FLU</text:p>
            <text:p>telemetric: False</text:p>
            <text:p>nmMunicipi: JANUÁRIA</text:p>
            <text:p>nmEstado: MINAS GERAIS</text:p>
            <text:p>ini_monito: 1994.0</text:p>
            <text:p>fim_monito: 2019.0</text:p>
            <text:p>n_anos: 26.0</text:p>
            <text:p>disp: 94.84</text:p>
            <text:p>lat: -15.4831</text:p>
            <text:p>lon: -44.7672</text:p>
            <text:p/>
          </table:table-cell>
          <table:table-cell table:number-columns-repeated="3"/>
        </table:table-row>
        <table:table-row table:style-name="ro4">
          <table:table-cell/>
          <table:table-cell table:style-name="ce15"/>
          <table:table-cell office:value-type="string" calcext:value-type="string">
            <text:p>codigo: 1544036</text:p>
            <text:p>nome: LONTRA</text:p>
            <text:p>operadoraS: CPRM</text:p>
            <text:p>areaDrenag: NULL</text:p>
            <text:p>tipoEstaca: PLU-FLU</text:p>
            <text:p>telemetric: False</text:p>
            <text:p>nmMunicipi: LONTRA</text:p>
            <text:p>nmEstado: MINAS GERAIS</text:p>
            <text:p>ini_monito: 2001.0</text:p>
            <text:p>fim_monito: 2019.0</text:p>
            <text:p>n_anos: 19.0</text:p>
            <text:p>disp: 91.64</text:p>
            <text:p>lat: -15.9056</text:p>
            <text:p>lon: -44.3072</text:p>
            <text:p/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20:13:16.78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elson Avelar</meta:initial-creator>
    <meta:creation-date>2023-11-28T17:58:50.632000000</meta:creation-date>
    <dc:date>2024-01-22T21:08:51.012000000</dc:date>
    <dc:creator>Welson Filho</dc:creator>
    <meta:editing-duration>PT4H12M59S</meta:editing-duration>
    <meta:editing-cycles>69</meta:editing-cycles>
    <meta:generator>LibreOffice/7.6.4.1$Windows_X86_64 LibreOffice_project/e19e193f88cd6c0525a17fb7a176ed8e6a3e2aa1</meta:generator>
    <meta:document-statistic meta:table-count="3" meta:cell-count="42" meta:object-count="0"/>
  </office:meta>
</office:document-meta>
</file>